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5.65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fr" number:country="FR">
      <number:number number:min-integer-digits="1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" xlink:type="simple">python://o.valuation_type</text:a>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9" office:value-type="string" calcext:value-type="string">
            <text:p><text:a xlink:href="python://l.product_qty" xlink:type="simple">python://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['min_line'].product_uom_id.name.replace('Unit(s)','N°')" xlink:type="simple">python://l['min_line'].product_uom_id.name.replace('Unit(s)','N°')</text:a></text:p>
          </table:table-cell>
          <table:table-cell table:style-name="ce9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3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9" table:formula="of:=IF(INDIRECT(ADDRESS(ROW();COLUMN()-1))&lt;&gt;&quot;&quot;;NUMBERVALUE(INDIRECT(ADDRESS(ROW();COLUMN()-1));&quot;.&quot;;&quot;,&quot;);0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4" table:formula="of:=SUM([.L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10:52.69271350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5-22T15:11:15.673278561</dc:date>
    <meta:editing-duration>PT8H9M55S</meta:editing-duration>
    <meta:editing-cycles>193</meta:editing-cycles>
    <meta:document-statistic meta:table-count="1" meta:cell-count="32" meta:object-count="0"/>
  </office:meta>
</office:document-meta>
</file>